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השכלה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ניסיון תעסוקתי</text:h>
      <text:p text:style-name="First_20_paragraph">יוני 2015 - היום: <text:span text:style-name="T1">שירות צבאי בחיל האוויר, יחידת אופק</text:span></text:p>
      <text:list text:style-name="L1">
        <text:list-item>
          <text:p text:style-name="P1">מתכנת Java וכונן עבור התשתית של מערכת גדולה ומבצעית</text:p>
        </text:list-item>
        <text:list-item>
          <text:p text:style-name="P1">קורס קצינים, שירות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2">
        <text:list-item>
          <text:p text:style-name="P2">ענף המהנדס הראשי וה-CTO: חוקר ומתכנת מדגימים טכנולוגים</text:p>
        </text:list-item>
        <text:list-item>
          <text:p text:style-name="P2">יחידת מצפ"ן: מפתח דוחות סטטיסטים ב-SAP ERP בסביבת BI</text:p>
        </text:list-item>
      </text:list>
      <text:p text:style-name="First_20_paragraph">2012 - 2013: <text:span text:style-name="T1">מרכז האקדמי לב - מכון לב: מרצה תגבורים</text:span></text:p>
      <text:list text:style-name="L3">
        <text:list-item>
          <text:p text:style-name="P3">אלגברה ליניארית, C++, WAN ומערכות קבצים</text:p>
        </text:list-item>
      </text:list>
      <text:h text:style-name="Heading_20_2" text:outline-level="2">הצטיינויות,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/800</text:span> לפי שקלול סטנדרטי, <text:span text:style-name="T1">741/800</text:span> לפי שיקלול כמותי</text:p>
        </text:list-item>
        <text:list-item>
          <text:p text:style-name="P4">[פטנט] Mirsky Yisroel, Fedidat Benjamin, Hadded Yoram. “A harmonic based encryption and decryption system for waveform signals.” Patent WO2015097312A1, 26 Dec. 2013</text:p>
        </text:list-item>
        <text:list-item>
          <text:p text:style-name="P4">הכשרת CCNA (Cisco Certified Network Associate), ציון 893/1000</text:p>
        </text:list-item>
      </text:list>
      <text:h text:style-name="Heading_20_2" text:outline-level="2">ידע טכנולוגי</text:h>
      <text:p text:style-name="First_20_paragraph"><text:span text:style-name="T1">שפה עיקרית</text:span>: Java 8 (Spring Boot, Tomcat, JPA).</text:p>
      <text:p text:style-name="Text_20_body"><text:span text:style-name="T1">שפות נוספות</text:span>: Bash, JavaScript/Node/Typescript, Python, PL/SQL, C/C++, C#.NET, PHP.</text:p>
      <text:p text:style-name="Text_20_body"><text:span text:style-name="T1">כלים</text:span>:</text:p>
      <text:list text:style-name="L5">
        <text:list-item>
          <text:p text:style-name="P5"><text:span text:style-name="T2">סביבות פיתוח</text:span>: Eclipse, IntelliJ IDEA, Visual Studio, Visual Studio Code</text:p>
        </text:list-item>
        <text:list-item>
          <text:p text:style-name="P5"><text:span text:style-name="T2">כלי פיתוח</text:span>: Git, Gradle, Maven, Ivy, Ant, Jenkins CI, Docker, Atlassian Bamboo, Red Hat Openshift</text:p>
        </text:list-item>
        <text:list-item>
          <text:p text:style-name="P5"><text:span text:style-name="T2">תוכנות משרדיות</text:span>: Microsoft Excel, Outlook, Powerpoint, Word, Visio, w/ VBA Macros</text:p>
        </text:list-item>
        <text:list-item>
          <text:p text:style-name="P5"><text:span text:style-name="T2">כלים אחרים</text:span>: MATLAB, PL/SQL Developer, Wireshark, JUnit</text:p>
        </text:list-item>
      </text:list>
      <text:p text:style-name="First_20_paragraph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שפות</text:h>
      <text:p text:style-name="First_20_paragraph">עברית: שליטה מלאה<text:line-break/>אנגלית: שליטה מלאה (8.5/9 במבחן IELTS)<text:line-break/>צרפתית: שפת אם (TEF רמה C2)</text:p>
      <text:h text:style-name="Heading_20_2" text:outline-level="2">ניהול פרויקטים (במסגרת הלימודים)</text:h>
      <text:list text:style-name="L6">
        <text:list-item>
          <text:p text:style-name="P6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 ונמכר. ציון: <text:span text:style-name="T1">99/100</text:span>.</text:p>
        </text:list-item>
        <text:list-item>
          <text:p text:style-name="P6">פרויקט בהנדסת מערכות חלונות (C#.NET, WCF, WPF, ASP.NET). ציון: 100.</text:p>
        </text:list-item>
        <text:list-item>
          <text:p text:style-name="P6">פרויקט בארגון וניהול קבצים (strictly layered architecture, Managed C++, Windows Forms). ציון: 100.</text:p>
        </text:list-item>
        <text:list-item>
          <text:p text:style-name="P6">פרויקט בJava (MVC, JPA, Swing, Webservices, C# client, JSP). ציון: 100.</text:p>
        </text:list-item>
        <text:list-item>
          <text:p text:style-name="P6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Regular" style:font-pitch="variable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Sawasdee" fo:font-family="Sawasdee" style:font-style-name="Regular" style:font-pitch="variable" fo:font-size="10pt" style:font-name-complex="David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</office:meta>
</office:document-meta>
</file>